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NowText Regular" svg:font-family="'HelveticaNowText Regular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364c2" officeooo:paragraph-rsid="000364c2"/>
    </style:style>
    <style:style style:name="P2" style:family="paragraph" style:parent-style-name="Text_20_body">
      <style:text-properties officeooo:paragraph-rsid="00053968"/>
    </style:style>
    <style:style style:name="P3" style:family="paragraph" style:parent-style-name="Heading_20_1">
      <style:text-properties style:font-name="HelveticaNowText Regular" fo:font-size="18.2000007629395pt" fo:font-weight="bold" officeooo:rsid="00053968" officeooo:paragraph-rsid="00053968" style:font-name-asian="MS Gothic" style:font-size-asian="18.2000007629395pt" style:font-weight-asian="bold" style:font-name-complex="Arial" style:font-size-complex="18.2000007629395pt" style:font-weight-complex="bold"/>
    </style:style>
    <style:style style:name="P4" style:family="paragraph" style:parent-style-name="Text_20_body">
      <style:text-properties officeooo:paragraph-rsid="00053968"/>
    </style:style>
    <style:style style:name="P5" style:family="paragraph" style:parent-style-name="Text_20_body">
      <style:text-properties officeooo:paragraph-rsid="00077395"/>
    </style:style>
    <style:style style:name="T1" style:family="text">
      <style:text-properties officeooo:rsid="00053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itle</text:h>
      <text:h text:style-name="P3" text:outline-level="1">Another title</text:h>
      <text:p text:style-name="Text_20_body"/>
      <text:p text:style-name="P2"><text:chapter text:display="name" text:outline-level="1">Another title</text:chapter><text:s/>← <text:span text:style-name="T1">chapter name</text:span></text:p>
      <text:p text:style-name="P5"><text:chapter text:display="plain-number" text:outline-level="1">2</text:chapter><text:s/>← <text:span text:style-name="T1">pure chapter number without prefix/suffix</text:span></text:p>
      <text:p text:style-name="P2"><text:chapter text:display="number" text:outline-level="1">Chapter 2 -</text:chapter><text:s/>← <text:span text:style-name="T1">chapter number</text:span></text:p>
      <text:p text:style-name="P2"><text:chapter text:display="number-and-name" text:outline-level="1">Chapter 2 -Another title</text:chapter><text:s/>← <text:span text:style-name="T1">chapter number and name</text:span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NowText Regular" svg:font-family="'HelveticaNowText Regular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HelveticaNowText Regular" fo:font-size="12pt" fo:language="en" fo:country="US" style:letter-kerning="true" style:font-name-asian="Segoe UI" style:font-size-asian="10.5pt" style:language-asian="zxx" style:country-asian="none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HelveticaNowText Regular" fo:font-size="12pt" fo:language="en" fo:country="US" style:letter-kerning="true" style:font-name-asian="Segoe UI" style:font-size-asian="10.5pt" style:language-asian="zxx" style:country-asian="none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NowText Regular" fo:font-family="'HelveticaNowText Regular'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HelveticaNowText Regular" fo:font-family="'HelveticaNowText Regular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HelveticaNowText Regular" fo:font-family="'HelveticaNowText Regular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NowText Regular" fo:font-family="'HelveticaNowText Regular'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Chapter %1% -" style:num-prefix="Chapter 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8T14:01:03.562000000</meta:creation-date>
    <dc:date>2021-07-21T19:20:21.882000000</dc:date>
    <meta:editing-duration>PT9M26S</meta:editing-duration>
    <meta:editing-cycles>5</meta:editing-cycles>
    <meta:generator>LibreOfficeDev/7.3.0.0.alpha0$Windows_X86_64 LibreOffice_project/83165ef55f54294c5a7b8bcacbd51d8c93158ac7</meta:generator>
    <meta:document-statistic meta:table-count="0" meta:image-count="0" meta:object-count="0" meta:page-count="1" meta:paragraph-count="6" meta:word-count="36" meta:character-count="191" meta:non-whitespace-character-count="163"/>
  </office:meta>
</office:document-meta>
</file>